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18pt" fo:font-style="italic" style:text-underline-style="none" fo:font-weight="bold" officeooo:paragraph-rsid="00213c6b" style:text-blinking="false" fo:background-color="transparent"/>
    </style:style>
    <style:style style:name="P2" style:family="paragraph" style:parent-style-name="Standard">
      <style:text-properties officeooo:rsid="001af1a4" officeooo:paragraph-rsid="001af1a4"/>
    </style:style>
    <style:style style:name="P3" style:family="paragraph" style:parent-style-name="Standard">
      <style:text-properties officeooo:rsid="001b236e" officeooo:paragraph-rsid="001b236e"/>
    </style:style>
    <style:style style:name="P4" style:family="paragraph" style:parent-style-name="Standard">
      <style:text-properties style:text-line-through-style="solid" style:text-line-through-type="single" officeooo:rsid="001af1a4" officeooo:paragraph-rsid="001af1a4"/>
    </style:style>
    <style:style style:name="P5" style:family="paragraph" style:parent-style-name="Standard">
      <style:text-properties style:text-line-through-style="solid" style:text-line-through-type="single" officeooo:rsid="001ed400" officeooo:paragraph-rsid="001ed400"/>
    </style:style>
    <style:style style:name="P6" style:family="paragraph" style:parent-style-name="Standard">
      <style:text-properties style:text-line-through-style="solid" style:text-line-through-type="single" fo:font-weight="normal" officeooo:rsid="001fedb8" officeooo:paragraph-rsid="001fedb8" style:font-weight-asian="normal" style:font-weight-complex="normal"/>
    </style:style>
    <style:style style:name="P7" style:family="paragraph" style:parent-style-name="Standard">
      <style:text-properties style:text-line-through-style="solid" style:text-line-through-type="single" fo:font-weight="normal" officeooo:rsid="001ed400" officeooo:paragraph-rsid="001ed400" style:font-weight-asian="normal" style:font-weight-complex="normal"/>
    </style:style>
    <style:style style:name="P8" style:family="paragraph" style:parent-style-name="Standard">
      <style:text-properties style:text-line-through-style="solid" style:text-line-through-type="single" style:font-name="Liberation Serif" fo:font-weight="normal" officeooo:rsid="00213c6b" officeooo:paragraph-rsid="00213c6b" style:font-weight-asian="normal" style:font-weight-complex="normal"/>
    </style:style>
    <style:style style:name="P9" style:family="paragraph" style:parent-style-name="Standard">
      <style:text-properties officeooo:rsid="001c8f03" officeooo:paragraph-rsid="001c8f03"/>
    </style:style>
    <style:style style:name="P10" style:family="paragraph" style:parent-style-name="Standard">
      <style:text-properties officeooo:rsid="001c8f03" officeooo:paragraph-rsid="001e56f1"/>
    </style:style>
    <style:style style:name="P11" style:family="paragraph" style:parent-style-name="Standard">
      <style:text-properties style:font-name="Liberation Serif" officeooo:rsid="001ed400" officeooo:paragraph-rsid="001ed400"/>
    </style:style>
    <style:style style:name="P12" style:family="paragraph" style:parent-style-name="Standard">
      <style:text-properties style:font-name="Liberation Serif" officeooo:rsid="001ed400" officeooo:paragraph-rsid="001fedb8"/>
    </style:style>
    <style:style style:name="P13" style:family="paragraph" style:parent-style-name="Standard">
      <style:text-properties style:font-name="Liberation Serif" fo:font-weight="normal" officeooo:rsid="00213c6b" officeooo:paragraph-rsid="00213c6b" style:font-weight-asian="normal" style:font-weight-complex="normal"/>
    </style:style>
    <style:style style:name="P14" style:family="paragraph" style:parent-style-name="Standard">
      <style:text-properties style:text-line-through-style="none" style:text-line-through-type="none" fo:font-weight="bold" officeooo:rsid="001af1a4" officeooo:paragraph-rsid="001af1a4" style:font-weight-asian="bold" style:font-weight-complex="bold"/>
    </style:style>
    <style:style style:name="P15" style:family="paragraph" style:parent-style-name="Standard">
      <style:text-properties fo:font-weight="bold" officeooo:rsid="001ed400" officeooo:paragraph-rsid="001ed400" style:font-weight-asian="bold" style:font-weight-complex="bold"/>
    </style:style>
    <style:style style:name="P16" style:family="paragraph" style:parent-style-name="Standard">
      <style:text-properties fo:font-weight="bold" officeooo:rsid="001ed400" officeooo:paragraph-rsid="001b236e" style:font-weight-asian="bold" style:font-weight-complex="bold"/>
    </style:style>
    <style:style style:name="P17" style:family="paragraph" style:parent-style-name="Standard">
      <style:text-properties fo:font-weight="normal" officeooo:rsid="001ed400" officeooo:paragraph-rsid="001ed400" style:font-weight-asian="normal" style:font-weight-complex="normal"/>
    </style:style>
    <style:style style:name="P18" style:family="paragraph" style:parent-style-name="Standard">
      <style:text-properties fo:font-weight="normal" officeooo:rsid="001ed400" officeooo:paragraph-rsid="001fedb8" style:font-weight-asian="normal" style:font-weight-complex="normal"/>
    </style:style>
    <style:style style:name="P19" style:family="paragraph" style:parent-style-name="Standard">
      <style:text-properties fo:font-weight="normal" officeooo:rsid="001fedb8" officeooo:paragraph-rsid="001fedb8" style:font-weight-asian="normal" style:font-weight-complex="normal"/>
    </style:style>
    <style:style style:name="P20" style:family="paragraph" style:parent-style-name="Standard">
      <style:text-properties fo:font-weight="normal" officeooo:rsid="001fedb8" officeooo:paragraph-rsid="00213c6b" style:font-weight-asian="normal" style:font-weight-complex="normal"/>
    </style:style>
    <style:style style:name="P21" style:family="paragraph" style:parent-style-name="Standard">
      <style:text-properties officeooo:paragraph-rsid="00213c6b"/>
    </style:style>
    <style:style style:name="P22" style:family="paragraph" style:parent-style-name="Standard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italic" style:text-underline-style="none" fo:font-weight="normal" officeooo:paragraph-rsid="00213c6b" style:text-blinking="false" fo:background-color="transparent"/>
    </style:style>
    <style:style style:name="P23" style:family="paragraph" style:parent-style-name="Text_20_body">
      <style:paragraph-properties fo:text-align="center" style:justify-single-word="false"/>
      <style:text-properties officeooo:paragraph-rsid="00213c6b"/>
    </style:style>
    <style:style style:name="P2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none" fo:font-weight="bold" officeooo:rsid="001af1a4" officeooo:paragraph-rsid="00213c6b" style:text-blinking="false" fo:background-color="transparent" style:font-weight-asian="bold" style:font-weight-complex="bold"/>
    </style:style>
    <style:style style:name="P25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none" fo:font-weight="bold" officeooo:paragraph-rsid="00213c6b" style:text-blinking="false" fo:background-color="transparent"/>
    </style:style>
    <style:style style:name="P2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none" fo:font-weight="bold" officeooo:paragraph-rsid="00213c6b" style:text-blinking="false" fo:background-color="transparent"/>
    </style:style>
    <style:style style:name="P27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8pt" fo:font-style="italic" style:text-underline-style="none" fo:font-weight="bold" officeooo:paragraph-rsid="00213c6b" style:text-blinking="false" fo:background-color="transparent"/>
    </style:style>
    <style:style style:name="P28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italic" style:text-underline-style="none" fo:font-weight="normal" officeooo:paragraph-rsid="00213c6b" style:text-blinking="false" fo:background-color="transparent"/>
    </style:style>
    <style:style style:name="T1" style:family="text">
      <style:text-properties style:font-name="Symbol"/>
    </style:style>
    <style:style style:name="T2" style:family="text">
      <style:text-properties style:font-name="Symbol" officeooo:rsid="001e56f1"/>
    </style:style>
    <style:style style:name="T3" style:family="text">
      <style:text-properties style:font-name="Symbol" fo:font-weight="normal" officeooo:rsid="001e56f1" style:font-weight-asian="normal" style:font-weight-complex="normal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officeooo:rsid="001e56f1"/>
    </style:style>
    <style:style style:name="T6" style:family="text">
      <style:text-properties style:font-name="Liberation Serif" fo:font-weight="normal" officeooo:rsid="001af1a4" style:font-weight-asian="normal" style:font-weight-complex="normal"/>
    </style:style>
    <style:style style:name="T7" style:family="text">
      <style:text-properties style:font-name="Liberation Serif" officeooo:rsid="001ed400"/>
    </style:style>
    <style:style style:name="T8" style:family="text">
      <style:text-properties style:font-name="Liberation Serif" officeooo:rsid="00213c6b"/>
    </style:style>
    <style:style style:name="T9" style:family="text">
      <style:text-properties style:text-line-through-style="solid" style:text-line-through-type="single"/>
    </style:style>
    <style:style style:name="T10" style:family="text">
      <style:text-properties style:text-line-through-style="solid" style:text-line-through-type="single" style:font-name="Symbol"/>
    </style:style>
    <style:style style:name="T11" style:family="text">
      <style:text-properties style:text-line-through-style="solid" style:text-line-through-type="single" style:font-name="Liberation Serif"/>
    </style:style>
    <style:style style:name="T12" style:family="text">
      <style:text-properties style:text-line-through-style="solid" style:text-line-through-type="single" style:font-name="Liberation Serif" officeooo:rsid="001b236e"/>
    </style:style>
    <style:style style:name="T13" style:family="text">
      <style:text-properties style:text-line-through-style="solid" style:text-line-through-type="single" style:font-name="Liberation Serif" officeooo:rsid="001e56f1"/>
    </style:style>
    <style:style style:name="T14" style:family="text">
      <style:text-properties officeooo:rsid="001ed400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af1a4" style:font-weight-asian="normal" style:font-weight-complex="normal"/>
    </style:style>
    <style:style style:name="T17" style:family="text">
      <style:text-properties fo:font-weight="normal" officeooo:rsid="001e56f1" style:font-weight-asian="normal" style:font-weight-complex="normal"/>
    </style:style>
    <style:style style:name="T18" style:family="text">
      <style:text-properties fo:font-weight="normal" officeooo:rsid="001fedb8" style:font-weight-asian="normal" style:font-weight-complex="normal"/>
    </style:style>
    <style:style style:name="T19" style:family="text">
      <style:text-properties officeooo:rsid="00213c6b"/>
    </style:style>
    <style:style style:name="T20" style:family="text">
      <style:text-properties officeooo:rsid="001df9e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ext:h text:style-name="P1" text:outline-level="1"><text:bookmark text:name="docs-internal-guid-64622afe-7fff-6738-15a0-603960245f63"/>Linguagens Formais e Autômatos</text:h>
      <text:p text:style-name="P25">Ciência da Computação</text:p>
      <text:p text:style-name="P23"/>
      <text:p text:style-name="P27">UFFS</text:p>
      <text:p text:style-name="P28">Atividade orientada semana 1<text:span text:style-name="T19">3</text:span></text:p>
      <text:p text:style-name="P22"><text:bookmark text:name="docs-internal-guid-2f28c1ac-7fff-dea8-604e-62cc2aa777b9"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26">Docente: BRAULIO MELLO</text:p>
      <text:p text:style-name="P24">Discente: JARDEL DUARTE </text:p>
      <text:p text:style-name="P24"/>
      <text:p text:style-name="P24"/>
      <text:p text:style-name="P24"/>
      <text:p text:style-name="P14"><text:soft-page-break/>(1) </text:p>
      <text:p text:style-name="P4">S::= Aab <text:s/>| Bc | ScAb</text:p>
      <text:p text:style-name="P4">A::= SAc | BaA | ab</text:p>
      <text:p text:style-name="P4">B::= Ac <text:s text:c="2"/>| aBb <text:s/>| ab</text:p>
      <text:p text:style-name="P2"/>
      <text:p text:style-name="P3">S::= AabS’ | BcS’</text:p>
      <text:p text:style-name="P3">S’::= cAbS’ | <text:span text:style-name="T1">e</text:span></text:p>
      <text:p text:style-name="P9"><text:span text:style-name="T1"/></text:p>
      <text:p text:style-name="P10"><text:span text:style-name="T10">A::= </text:span><text:span text:style-name="T12">AabS’</text:span><text:span text:style-name="T11">Ac |</text:span><text:span text:style-name="T13"> BcS’Ac | BaA | ab</text:span><text:span text:style-name="T5"> </text:span></text:p>
      <text:p text:style-name="P10"><text:span text:style-name="T5"/></text:p>
      <text:p text:style-name="P10"><text:span text:style-name="T5">A::= <text:s/>BcS’AcA’ | BaAA’ | abA’</text:span></text:p>
      <text:p text:style-name="P10"><text:span text:style-name="T5">A’::= abS’AcA’ | </text:span><text:span text:style-name="T2">e</text:span><text:span text:style-name="T5"> </text:span></text:p>
      <text:p text:style-name="P9"><text:span text:style-name="T5"/></text:p>
      <text:p text:style-name="P5"><text:span text:style-name="T5">B::</text:span><text:span text:style-name="T4">= </text:span><text:span text:style-name="T5">BcS’AcA’ </text:span><text:span text:style-name="T4">c | </text:span><text:span text:style-name="T5">BaAA’</text:span><text:span text:style-name="T4">c | abA’c | </text:span><text:span text:style-name="T6">aBb <text:s/>| ab</text:span></text:p>
      <text:p text:style-name="P11">B::= abA’cB’ | <text:span text:style-name="T16">aBb</text:span><text:span text:style-name="T15">B’</text:span><text:span text:style-name="T16"> <text:s/>| ab</text:span><text:span text:style-name="T15">B’</text:span></text:p>
      <text:p text:style-name="P12"><text:span text:style-name="T15">B’::= </text:span><text:span text:style-name="T17">cS’AcA’ </text:span><text:span text:style-name="T15">c</text:span><text:span text:style-name="T17">B’</text:span><text:span text:style-name="T15"> | </text:span><text:span text:style-name="T17">aAA’</text:span><text:span text:style-name="T15">c</text:span><text:span text:style-name="T17">B’ </text:span><text:span text:style-name="T18"><text:s/></text:span><text:span text:style-name="T17">| </text:span><text:span text:style-name="T3">e</text:span><text:span text:style-name="T17"> </text:span></text:p>
      <text:p text:style-name="P16"/>
      <text:p text:style-name="P15"/>
      <text:p text:style-name="P15">(2)</text:p>
      <text:p text:style-name="P17">S ::= Cab | Ab | b </text:p>
      <text:p text:style-name="P17"><text:span text:style-name="T9">A ::= Bcd | Ac | ab</text:span> </text:p>
      <text:p text:style-name="P17"><text:span text:style-name="T9">B ::= Aca | Bc | Cba | a</text:span> </text:p>
      <text:p text:style-name="P17"><text:span text:style-name="T9">C ::= DaC | Cc | c</text:span> </text:p>
      <text:p text:style-name="P7">D ::= ac | CaD</text:p>
      <text:p text:style-name="P17"/>
      <text:p text:style-name="P18"/>
      <text:p text:style-name="P19">A::= <text:span text:style-name="T14">Bcd</text:span>A’<text:span text:style-name="T14"> | ab</text:span>A’<text:span text:style-name="T14"> </text:span></text:p>
      <text:p text:style-name="P19">A’::= <text:span text:style-name="T14">c</text:span>A’<text:span text:style-name="T14"> | <text:s/></text:span><text:span text:style-name="T2">e</text:span></text:p>
      <text:p text:style-name="P19"><text:span text:style-name="T2"/></text:p>
      <text:p text:style-name="P6"><text:span text:style-name="T5">B::</text:span><text:span text:style-name="T4">= </text:span><text:span text:style-name="T7">Bcd</text:span><text:span text:style-name="T4">A’ca</text:span><text:span text:style-name="T7"> | ab</text:span><text:span text:style-name="T4">A’ca | Bc | Cba | a</text:span></text:p>
      <text:p text:style-name="P19"><text:span text:style-name="T4">B::= <text:s/></text:span><text:span text:style-name="T7">ab</text:span><text:span text:style-name="T4">A’caB’ | CbaB’ | </text:span><text:span text:style-name="T8">aB</text:span><text:span text:style-name="T4">’</text:span></text:p>
      <text:p text:style-name="P20"><text:span text:style-name="T4">B’::</text:span><text:span text:style-name="T8">= <text:s/></text:span><text:span text:style-name="T7">cd</text:span><text:span text:style-name="T4">A’ca</text:span><text:span text:style-name="T8">B’</text:span><text:span text:style-name="T7"> | </text:span><text:span text:style-name="T4">c</text:span><text:span text:style-name="T8">B’ </text:span><text:span text:style-name="T7">| <text:s/></text:span><text:span text:style-name="T2">e</text:span></text:p>
      <text:p text:style-name="P20"><text:span text:style-name="T2"/></text:p>
      <text:p text:style-name="P13">C::= DaCC’ | cC’</text:p>
      <text:p text:style-name="P13">C’::= cC’ | <text:span text:style-name="T2">e</text:span></text:p>
      <text:p text:style-name="P13"><text:span text:style-name="T2"/></text:p>
      <text:p text:style-name="P8">D::= ac | DaCC’aD | cC’aD <text:s/></text:p>
      <text:p text:style-name="P13">D::= acD’ | cC’aDD’</text:p>
      <text:p text:style-name="P13">D’::= aCC’aDD’ | <text:span text:style-name="T2">e</text:span></text:p>
      <text:p text:style-name="P13"/>
      <text:p text:style-name="P13"/>
      <text:p text:style-name="P13"/>
      <text:p text:style-name="P19"><text:span text:style-name="T4"/></text:p>
      <text:p text:style-name="P19"><text:span text:style-name="T2"/></text:p>
      <text:p text:style-name="P19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3T08:25:30.584744706</meta:creation-date>
    <dc:date>2021-09-13T12:01:43.495238257</dc:date>
    <meta:editing-duration>PT1H42M43S</meta:editing-duration>
    <meta:editing-cycles>1</meta:editing-cycles>
    <meta:document-statistic meta:table-count="0" meta:image-count="0" meta:object-count="0" meta:page-count="2" meta:paragraph-count="35" meta:word-count="175" meta:character-count="749" meta:non-whitespace-character-count="563"/>
    <meta:generator>LibreOffice/6.4.7.2$Linux_X86_64 LibreOffice_project/40$Build-2</meta:generator>
  </office:meta>
</office:document-meta>
</file>